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20d" officeooo:paragraph-rsid="0004a20d"/>
    </style:style>
    <style:style style:name="P2" style:family="paragraph" style:parent-style-name="Standard">
      <style:text-properties officeooo:rsid="0004a20d" officeooo:paragraph-rsid="0010cff4"/>
    </style:style>
    <style:style style:name="T1" style:family="text">
      <style:text-properties officeooo:rsid="000a61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42d6" style:font-weight-asian="bold" style:font-weight-complex="bold"/>
    </style:style>
    <style:style style:name="T4" style:family="text">
      <style:text-properties fo:font-weight="bold" officeooo:rsid="000674e4" style:font-weight-asian="bold" style:font-weight-complex="bold"/>
    </style:style>
    <style:style style:name="T5" style:family="text">
      <style:text-properties fo:font-weight="bold" officeooo:rsid="00070756" style:font-weight-asian="bold" style:font-weight-complex="bold"/>
    </style:style>
    <style:style style:name="T6" style:family="text">
      <style:text-properties fo:font-weight="bold" officeooo:rsid="0010cff4" style:font-weight-asian="bold" style:font-weight-complex="bold"/>
    </style:style>
    <style:style style:name="T7" style:family="text">
      <style:text-properties fo:font-weight="bold" officeooo:rsid="0014120b" style:font-weight-asian="bold" style:font-weight-complex="bold"/>
    </style:style>
    <style:style style:name="T8" style:family="text">
      <style:text-properties fo:font-weight="bold" officeooo:rsid="00147588" style:font-weight-asian="bold" style:font-weight-complex="bold"/>
    </style:style>
    <style:style style:name="T9" style:family="text">
      <style:text-properties fo:font-weight="bold" officeooo:rsid="0014ee10" style:font-weight-asian="bold" style:font-weight-complex="bold"/>
    </style:style>
    <style:style style:name="T10" style:family="text">
      <style:text-properties fo:font-weight="bold" officeooo:rsid="0016a144" style:font-weight-asian="bold" style:font-weight-complex="bold"/>
    </style:style>
    <style:style style:name="T11" style:family="text">
      <style:text-properties fo:font-weight="bold" officeooo:rsid="0017f7dd" style:font-weight-asian="bold" style:font-weight-complex="bold"/>
    </style:style>
    <style:style style:name="T12" style:family="text">
      <style:text-properties fo:font-weight="bold" officeooo:rsid="00186676" style:font-weight-asian="bold" style:font-weight-complex="bold"/>
    </style:style>
    <style:style style:name="T13" style:family="text">
      <style:text-properties fo:font-weight="bold" officeooo:rsid="001a5067" style:font-weight-asian="bold" style:font-weight-complex="bold"/>
    </style:style>
    <style:style style:name="T14" style:family="text">
      <style:text-properties officeooo:rsid="000f13a1"/>
    </style:style>
    <style:style style:name="T15" style:family="text">
      <style:text-properties officeooo:rsid="0010cff4"/>
    </style:style>
    <style:style style:name="T16" style:family="text">
      <style:text-properties officeooo:rsid="0012647c"/>
    </style:style>
    <style:style style:name="T17" style:family="text">
      <style:text-properties officeooo:rsid="0014120b"/>
    </style:style>
    <style:style style:name="T18" style:family="text">
      <style:text-properties officeooo:rsid="00147588"/>
    </style:style>
    <style:style style:name="T19" style:family="text">
      <style:text-properties officeooo:rsid="0017f7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02 - Grading Rubric and Assessment Form</text:p>
      <text:p text:style-name="P1">PROGRAMMER Secret Number: ____214134________ GRADER Secret Number: _____254425________</text:p>
      <text:p text:style-name="P1">Grading annotation is required where lines are provided</text:p>
      <text:p text:style-name="P1">Quality development and building process – must be easy to read and build</text:p>
      <text:p text:style-name="P1">__-<text:span text:style-name="T1">5</text:span>__ /(-10) . Incorrect file name and/or format, or does not use provided make file format</text:p>
      <text:p text:style-name="P1">__5__ / 5. Program compiles without warnings or errors; makefile is correctly configured</text:p>
      <text:p text:style-name="P1">so that typing make or make -f &lt;filename&gt; will implement the building process</text:p>
      <text:p text:style-name="P1">- all required code, libraries, etc. complete and available</text:p>
      <text:p text:style-name="P1">- no more than 2 points credit if unecessary files such as unused library files, program</text:p>
      <text:p text:style-name="P1">configuration and/or meta-data files, etc. are included</text:p>
      <text:p text:style-name="P1"><text:span text:style-name="T2">___make -f &lt;f</text:span><text:span text:style-name="T4">i</text:span><text:span text:style-name="T2">lename&gt;_works but the make file is called “</text:span><text:span text:style-name="T4">M</text:span><text:span text:style-name="T2">akefile” </text:span><text:span text:style-name="T5">and wall, pedantic etc is not used </text:span><text:span text:style-name="T2">which doesn’t follow t</text:span><text:span text:style-name="T5">h</text:span><text:span text:style-name="T2">e requirements. <text:s/></text:span><text:span text:style-name="T13">Only required files are included in folder </text:span></text:p>
      <text:p text:style-name="P1">__<text:span text:style-name="T14">40</text:span>___ / 40. Program source code is easily readable and understandable (with significant consideration for the</text:p>
      <text:p text:style-name="P1">Programming Standards document)</text:p>
      <text:p text:style-name="P1">≤ 5 pts. Difficult or impossible to read or understand, poor indenting and program structure</text:p>
      <text:p text:style-name="P1">≤ 10 pts. Some parts difficult to read or have poor structure, but some program parts are clear</text:p>
      <text:p text:style-name="P1">≤ 30 pts. Some parts difficult to read or have poor structure, but overall program process is clear</text:p>
      <text:p text:style-name="P1">≤ 40 pts. Program is written and structured clearly, all parts are quickly and easily undersood</text:p>
      <text:p text:style-name="P1">-1 pt for each single-letter variable or missing curly brace pairs at if/else/while/for/etc.</text:p>
      <text:p text:style-name="P1">-5 pt for each global variable</text:p>
      <text:p text:style-name="P1">_____<text:span text:style-name="T3">Extremely readable code, great comments that help explain any potentially confusing parts. <text:s text:c="2"/></text:span><text:s text:c="2"/><text:span text:style-name="T2">No</text:span> <text:span text:style-name="T2">single letter variables or missing brace pairs found</text:span>_________________________________________________________________________</text:p>
      <text:p text:style-name="P1">__________________________________________________________________________________</text:p>
      <text:p text:style-name="P1">__________________________________________________________________________________</text:p>
      <text:p text:style-name="P1">Quality program development – specified items must be easy to identify and understand (no credit if data is not</text:p>
      <text:p text:style-name="P1">stored in an appropriate data structure, or any other assignment specifications not followed). Grader must read</text:p>
      <text:p text:style-name="P1">and analyze this code; these parts do not require running the program</text:p>
      <text:p text:style-name="P1">__<text:span text:style-name="T15">10</text:span>_ / 10. Program and code are structured well; functions are appropriately used to support program</text:p>
      <text:p text:style-name="P1">modularity; code is efficient and is not repeated unnecessarily (i.e., very little or no duplicated code)</text:p>
      <text:p text:style-name="P2"><text:span text:style-name="T2">__Code is structured efficiently, </text:span><text:span text:style-name="T6">and functions work well together to not repeat code. <text:s/>c and h files are organized correctly and use of structs makes sense and is optimized.</text:span><text:span text:style-name="T2">_____________</text:span>_______________________________________________</text:p>
      <text:p text:style-name="P1">_____________________________________________________________________________________<text:span text:style-name="T16">0</text:span>__ / 10. Correct and complete management of simulator displayed and stored data. Code required to manage</text:p>
      <text:p text:style-name="P1">1) displaying, 2) storing to file and not displayed on monitor, or 3) both is easily identified, clearly written, and</text:p>
      <text:p text:style-name="P1">operational (i.e., it must work correctly to place the simulator operation display where it is supposed to go). No</text:p>
      <text:p text:style-name="P1">credit if data is stored to file at the same time as it is displayed to the monitor.</text:p>
      <text:p text:style-name="P1">__________________________________________________________________________________</text:p>
      <text:p text:style-name="P1">__________________________________________________________________________________</text:p>
      <text:p text:style-name="P1">__________________________________________________________________________________</text:p>
      <text:p text:style-name="P1"><text:soft-page-break/>__<text:span text:style-name="T17">1</text:span>__ / 10. Correct and complete management of process timing; program shows each operation with the</text:p>
      <text:p text:style-name="P1">correct period of time, and displays these as the times are completed</text:p>
      <text:p text:style-name="P1">____<text:span text:style-name="T7">Only displays process 0, </text:span><text:span text:style-name="T8">operations not shown (although stored)</text:span><text:span text:style-name="T7"> and times are not correct</text:span><text:span text:style-name="T17">. <text:s/></text:span>_________________________________________________________________________</text:p>
      <text:p text:style-name="P1">__________________________________________________________________________________</text:p>
      <text:p text:style-name="P1">__________________________________________________________________________________</text:p>
      <text:p text:style-name="P1">___<text:span text:style-name="T15">0</text:span>__ / 10. Correct and complete management of threaded I/O operations, using POSIX threads. No credit here</text:p>
      <text:p text:style-name="P1">if I/O operations are not threaded, or if any previously developed thread-management operations (e.g., sleep,</text:p>
      <text:p text:style-name="P1">usleep, nanosleep, etc.) are used. Thread code is clearly and correctly written so it is clear when the thread is</text:p>
      <text:p text:style-name="P1">called and how the system manages the simulator while the thread is running</text:p>
      <text:p text:style-name="P1">____<text:span text:style-name="T6">No threading. Program only runs the first proces</text:span><text:span text:style-name="T12">s</text:span><text:span text:style-name="T6">.</text:span>_______________________________________________________________________________________________________________</text:p>
      <text:p text:style-name="P1">___________________________________</text:p>
      <text:p text:style-name="P1">Program operation – program is compiled and run, with specified testing conditions</text:p>
      <text:p text:style-name="P1">__<text:span text:style-name="T11">1</text:span>___ / 15. Driver program runs correctly and clearly demonstrates the appropriate simulator operations</text:p>
      <text:p text:style-name="P1">Program runs correctly as specified here:</text:p>
      <text:p text:style-name="P1">- with configuration file “Log To: ” set on “Monitor” (output to monitor only) (+3 pt)</text:p>
      <text:p text:style-name="P1">- no credit if display timing is not aligned with specified times</text:p>
      <text:p text:style-name="P1">- with configuration file “Log To: ” set on “File” (file output but no monitor display) (+3 pt)</text:p>
      <text:p text:style-name="P1">- with configuration file “Log To: ” set on “Both” (output to both file and monitor) (+3 pt)</text:p>
      <text:p text:style-name="P1">- no credit if display timing is not aligned with specified times</text:p>
      <text:p text:style-name="P1">- with two other different meta-data files having different numbers of processes, and different numbers</text:p>
      <text:p text:style-name="P1">of operational statements in each process (+3 pt each, +6 total)</text:p>
      <text:p text:style-name="P1">- no credit here if program cannot be compiled and/or does not run</text:p>
      <text:p text:style-name="P1">_____<text:span text:style-name="T8">1 </text:span><text:span text:style-name="T9">point</text:span><text:span text:style-name="T8"> for </text:span><text:span text:style-name="T9">running something to </text:span><text:span text:style-name="T8">monitor. <text:s/>Does not write to file </text:span><text:span text:style-name="T10">under any conditions.</text:span><text:span text:style-name="T18"> </text:span>_________________</text:p>
      <text:p text:style-name="P1">__________________________________________________________________________________</text:p>
      <text:p text:style-name="P1">_____ Specification not met or constraint not honored: See Michael</text:p>
      <text:p text:style-name="P1">__________________________________________________________________________________</text:p>
      <text:p text:style-name="P1">__________________________________________________________________________________</text:p>
      <text:p text:style-name="P1">__<text:span text:style-name="T19">57</text:span>___ / 100. Assignment Subtotal----------------------------------------------------------------------------------------------------------------------------</text:p>
      <text:p text:style-name="P1">Instructor grading area on this page. No student writing here.</text:p>
      <text:p text:style-name="P1">However, please make sure this page is attached to the rubric page(s).</text:p>
      <text:p text:style-name="P1">----------------------------------------------------------------------------------------------------------------------------</text:p>
      <text:p text:style-name="P1">___ / 100. Assignment Subtotal, less late submission reduction if appropriate</text:p>
      <text:p text:style-name="P1">_____ / 25. Grader Score</text:p>
      <text:p text:style-name="P1">__________________________________________________________________________________</text:p>
      <text:p text:style-name="P1">__________________________________________________________________________________</text:p>
      <text:p text:style-name="P1">_____ / 125. Total Simulator 02 Program Gra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6:19:53.868821179</meta:creation-date>
    <dc:date>2018-03-08T17:04:57.119885644</dc:date>
    <meta:editing-duration>PT34M46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71" meta:word-count="798" meta:character-count="6535" meta:non-whitespace-character-count="5796"/>
  </office:meta>
</office:document-meta>
</file>